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4_avg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695652173913043" calcext:value-type="float">
            <text:p>0.6956521739130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262048192771084]</text:p>
          </table:table-cell>
          <table:table-cell office:value-type="string" calcext:value-type="string">
            <text:p>[10]</text:p>
          </table:table-cell>
          <table:table-cell office:value-type="float" office:value="0.278750744448771" calcext:value-type="float">
            <text:p>0.278750744448771</text:p>
          </table:table-cell>
          <table:table-cell office:value-type="float" office:value="0" calcext:value-type="float">
            <text:p>0</text:p>
          </table:table-cell>
          <table:table-cell office:value-type="float" office:value="0.692806970747755" calcext:value-type="float">
            <text:p>0.692806970747755</text:p>
          </table:table-cell>
          <table:table-cell office:value-type="float" office:value="0" calcext:value-type="float">
            <text:p>0</text:p>
          </table:table-cell>
          <table:table-cell office:value-type="float" office:value="0.422196007047328" calcext:value-type="float">
            <text:p>0.422196007047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23618090452261" calcext:value-type="float">
            <text:p>0.7236180904522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83976261127595]</text:p>
          </table:table-cell>
          <table:table-cell office:value-type="string" calcext:value-type="string">
            <text:p>[16]</text:p>
          </table:table-cell>
          <table:table-cell office:value-type="float" office:value="0.323666332046684" calcext:value-type="float">
            <text:p>0.323666332046684</text:p>
          </table:table-cell>
          <table:table-cell office:value-type="float" office:value="0.0147370135157141" calcext:value-type="float">
            <text:p>0.014737013515714</text:p>
          </table:table-cell>
          <table:table-cell office:value-type="float" office:value="0.712946128059076" calcext:value-type="float">
            <text:p>0.712946128059076</text:p>
          </table:table-cell>
          <table:table-cell office:value-type="float" office:value="0.0149812734082397" calcext:value-type="float">
            <text:p>0.01498127340824</text:p>
          </table:table-cell>
          <table:table-cell office:value-type="float" office:value="0.552000913203706" calcext:value-type="float">
            <text:p>0.552000913203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46268656716418" calcext:value-type="float">
            <text:p>0.7462686567164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228441754916792]</text:p>
          </table:table-cell>
          <table:table-cell office:value-type="string" calcext:value-type="string">
            <text:p>[16]</text:p>
          </table:table-cell>
          <table:table-cell office:value-type="float" office:value="0.293815699236899" calcext:value-type="float">
            <text:p>0.293815699236899</text:p>
          </table:table-cell>
          <table:table-cell office:value-type="float" office:value="0" calcext:value-type="float">
            <text:p>0</text:p>
          </table:table-cell>
          <table:table-cell office:value-type="float" office:value="0.743731814656262" calcext:value-type="float">
            <text:p>0.743731814656262</text:p>
          </table:table-cell>
          <table:table-cell office:value-type="float" office:value="0" calcext:value-type="float">
            <text:p>0</text:p>
          </table:table-cell>
          <table:table-cell office:value-type="float" office:value="0.431530982291336" calcext:value-type="float">
            <text:p>0.431530982291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87061994609164" calcext:value-type="float">
            <text:p>0.787061994609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45029239766082]</text:p>
          </table:table-cell>
          <table:table-cell office:value-type="string" calcext:value-type="string">
            <text:p>[15]</text:p>
          </table:table-cell>
          <table:table-cell office:value-type="float" office:value="0.494967501883437" calcext:value-type="float">
            <text:p>0.494967501883437</text:p>
          </table:table-cell>
          <table:table-cell office:value-type="float" office:value="0.390169947998429" calcext:value-type="float">
            <text:p>0.390169947998429</text:p>
          </table:table-cell>
          <table:table-cell office:value-type="float" office:value="0.769268058593051" calcext:value-type="float">
            <text:p>0.769268058593051</text:p>
          </table:table-cell>
          <table:table-cell office:value-type="float" office:value="0.396040077020135" calcext:value-type="float">
            <text:p>0.396040077020135</text:p>
          </table:table-cell>
          <table:table-cell office:value-type="float" office:value="0.42439192392213" calcext:value-type="float">
            <text:p>0.424391923922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02721088435374" calcext:value-type="float">
            <text:p>0.8027210884353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24340175953079]</text:p>
          </table:table-cell>
          <table:table-cell office:value-type="string" calcext:value-type="string">
            <text:p>[7]</text:p>
          </table:table-cell>
          <table:table-cell office:value-type="float" office:value="0.534903853464102" calcext:value-type="float">
            <text:p>0.534903853464102</text:p>
          </table:table-cell>
          <table:table-cell office:value-type="float" office:value="0.433795290721897" calcext:value-type="float">
            <text:p>0.433795290721897</text:p>
          </table:table-cell>
          <table:table-cell office:value-type="float" office:value="0.801513080777834" calcext:value-type="float">
            <text:p>0.801513080777834</text:p>
          </table:table-cell>
          <table:table-cell office:value-type="float" office:value="0.453346559465386" calcext:value-type="float">
            <text:p>0.453346559465386</text:p>
          </table:table-cell>
          <table:table-cell office:value-type="float" office:value="0.450960482891291" calcext:value-type="float">
            <text:p>0.4509604828912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597402597402597" calcext:value-type="float">
            <text:p>0.5974025974025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546783625730996]</text:p>
          </table:table-cell>
          <table:table-cell office:value-type="string" calcext:value-type="string">
            <text:p>[22]</text:p>
          </table:table-cell>
          <table:table-cell office:value-type="float" office:value="0.178605389423725" calcext:value-type="float">
            <text:p>0.178605389423725</text:p>
          </table:table-cell>
          <table:table-cell office:value-type="float" office:value="0" calcext:value-type="float">
            <text:p>0</text:p>
          </table:table-cell>
          <table:table-cell office:value-type="float" office:value="0.592494120053175" calcext:value-type="float">
            <text:p>0.592494120053175</text:p>
          </table:table-cell>
          <table:table-cell office:value-type="float" office:value="0" calcext:value-type="float">
            <text:p>0</text:p>
          </table:table-cell>
          <table:table-cell office:value-type="float" office:value="0.121927437641723" calcext:value-type="float">
            <text:p>0.121927437641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02919708029197" calcext:value-type="float">
            <text:p>0.802919708029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17518248175182]</text:p>
          </table:table-cell>
          <table:table-cell office:value-type="string" calcext:value-type="string">
            <text:p>[3]</text:p>
          </table:table-cell>
          <table:table-cell office:value-type="float" office:value="0.558314434578924" calcext:value-type="float">
            <text:p>0.558314434578924</text:p>
          </table:table-cell>
          <table:table-cell office:value-type="float" office:value="0.53366554370204" calcext:value-type="float">
            <text:p>0.53366554370204</text:p>
          </table:table-cell>
          <table:table-cell office:value-type="float" office:value="0.799373171364805" calcext:value-type="float">
            <text:p>0.799373171364805</text:p>
          </table:table-cell>
          <table:table-cell office:value-type="float" office:value="0.396286877349221" calcext:value-type="float">
            <text:p>0.396286877349221</text:p>
          </table:table-cell>
          <table:table-cell office:value-type="float" office:value="0.503932145899629" calcext:value-type="float">
            <text:p>0.5039321458996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26498422712934" calcext:value-type="float">
            <text:p>0.8264984227129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66165413533834]</text:p>
          </table:table-cell>
          <table:table-cell office:value-type="string" calcext:value-type="string">
            <text:p>[4]</text:p>
          </table:table-cell>
          <table:table-cell office:value-type="float" office:value="0.557089154343148" calcext:value-type="float">
            <text:p>0.557089154343148</text:p>
          </table:table-cell>
          <table:table-cell office:value-type="float" office:value="0.427653306919016" calcext:value-type="float">
            <text:p>0.427653306919016</text:p>
          </table:table-cell>
          <table:table-cell office:value-type="float" office:value="0.822676750021954" calcext:value-type="float">
            <text:p>0.822676750021954</text:p>
          </table:table-cell>
          <table:table-cell office:value-type="float" office:value="0.438882089083759" calcext:value-type="float">
            <text:p>0.438882089083759</text:p>
          </table:table-cell>
          <table:table-cell office:value-type="float" office:value="0.539144471347861" calcext:value-type="float">
            <text:p>0.539144471347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14814814814815" calcext:value-type="float">
            <text:p>0.8148148148148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893805309734514]</text:p>
          </table:table-cell>
          <table:table-cell office:value-type="string" calcext:value-type="string">
            <text:p>[9]</text:p>
          </table:table-cell>
          <table:table-cell office:value-type="float" office:value="0.522377657490406" calcext:value-type="float">
            <text:p>0.522377657490406</text:p>
          </table:table-cell>
          <table:table-cell office:value-type="float" office:value="0.392664373409402" calcext:value-type="float">
            <text:p>0.392664373409402</text:p>
          </table:table-cell>
          <table:table-cell office:value-type="float" office:value="0.81134265153873" calcext:value-type="float">
            <text:p>0.81134265153873</text:p>
          </table:table-cell>
          <table:table-cell office:value-type="float" office:value="0.415993344975283" calcext:value-type="float">
            <text:p>0.415993344975283</text:p>
          </table:table-cell>
          <table:table-cell office:value-type="float" office:value="0.46951026003821" calcext:value-type="float">
            <text:p>0.469510260038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44243792325056" calcext:value-type="float">
            <text:p>0.8442437923250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991228070175439]</text:p>
          </table:table-cell>
          <table:table-cell office:value-type="string" calcext:value-type="string">
            <text:p>[20]</text:p>
          </table:table-cell>
          <table:table-cell office:value-type="float" office:value="0.5691725402613" calcext:value-type="float">
            <text:p>0.5691725402613</text:p>
          </table:table-cell>
          <table:table-cell office:value-type="float" office:value="0.473501108892428" calcext:value-type="float">
            <text:p>0.473501108892428</text:p>
          </table:table-cell>
          <table:table-cell office:value-type="float" office:value="0.832759077738938" calcext:value-type="float">
            <text:p>0.832759077738938</text:p>
          </table:table-cell>
          <table:table-cell office:value-type="float" office:value="0.484705945960559" calcext:value-type="float">
            <text:p>0.484705945960559</text:p>
          </table:table-cell>
          <table:table-cell office:value-type="float" office:value="0.485724028453278" calcext:value-type="float">
            <text:p>0.4857240284532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79781420765027" calcext:value-type="float">
            <text:p>0.8797814207650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49880668257757]</text:p>
          </table:table-cell>
          <table:table-cell office:value-type="string" calcext:value-type="string">
            <text:p>[8]</text:p>
          </table:table-cell>
          <table:table-cell office:value-type="float" office:value="0.68661497360988" calcext:value-type="float">
            <text:p>0.68661497360988</text:p>
          </table:table-cell>
          <table:table-cell office:value-type="float" office:value="0.686725281975158" calcext:value-type="float">
            <text:p>0.686725281975158</text:p>
          </table:table-cell>
          <table:table-cell office:value-type="float" office:value="0.874820757276286" calcext:value-type="float">
            <text:p>0.874820757276286</text:p>
          </table:table-cell>
          <table:table-cell office:value-type="float" office:value="0.592592100160656" calcext:value-type="float">
            <text:p>0.592592100160656</text:p>
          </table:table-cell>
          <table:table-cell office:value-type="float" office:value="0.592321755027422" calcext:value-type="float">
            <text:p>0.5923217550274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36734693877551" calcext:value-type="float">
            <text:p>0.8367346938775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8980891719745223]</text:p>
          </table:table-cell>
          <table:table-cell office:value-type="string" calcext:value-type="string">
            <text:p>[9]</text:p>
          </table:table-cell>
          <table:table-cell office:value-type="float" office:value="0.551140828374992" calcext:value-type="float">
            <text:p>0.551140828374992</text:p>
          </table:table-cell>
          <table:table-cell office:value-type="float" office:value="0.441290322580645" calcext:value-type="float">
            <text:p>0.441290322580645</text:p>
          </table:table-cell>
          <table:table-cell office:value-type="float" office:value="0.835578231292517" calcext:value-type="float">
            <text:p>0.835578231292517</text:p>
          </table:table-cell>
          <table:table-cell office:value-type="float" office:value="0.452487447089267" calcext:value-type="float">
            <text:p>0.452487447089267</text:p>
          </table:table-cell>
          <table:table-cell office:value-type="float" office:value="0.475207312537539" calcext:value-type="float">
            <text:p>0.4752073125375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01007556675063" calcext:value-type="float">
            <text:p>0.8010075566750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43338213762811]</text:p>
          </table:table-cell>
          <table:table-cell office:value-type="string" calcext:value-type="string">
            <text:p>[12]</text:p>
          </table:table-cell>
          <table:table-cell office:value-type="float" office:value="0.539846172791414" calcext:value-type="float">
            <text:p>0.539846172791414</text:p>
          </table:table-cell>
          <table:table-cell office:value-type="float" office:value="0.410203510554822" calcext:value-type="float">
            <text:p>0.410203510554822</text:p>
          </table:table-cell>
          <table:table-cell office:value-type="float" office:value="0.799998303776641" calcext:value-type="float">
            <text:p>0.799998303776641</text:p>
          </table:table-cell>
          <table:table-cell office:value-type="float" office:value="0.414981181353736" calcext:value-type="float">
            <text:p>0.414981181353736</text:p>
          </table:table-cell>
          <table:table-cell office:value-type="float" office:value="0.534201695480455" calcext:value-type="float">
            <text:p>0.534201695480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16777041942605" calcext:value-type="float">
            <text:p>0.8167770419426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82991202346041]</text:p>
          </table:table-cell>
          <table:table-cell office:value-type="string" calcext:value-type="string">
            <text:p>[12]</text:p>
          </table:table-cell>
          <table:table-cell office:value-type="float" office:value="0.547391120336431" calcext:value-type="float">
            <text:p>0.547391120336431</text:p>
          </table:table-cell>
          <table:table-cell office:value-type="float" office:value="0.459342374446871" calcext:value-type="float">
            <text:p>0.459342374446871</text:p>
          </table:table-cell>
          <table:table-cell office:value-type="float" office:value="0.803920383191765" calcext:value-type="float">
            <text:p>0.803920383191765</text:p>
          </table:table-cell>
          <table:table-cell office:value-type="float" office:value="0.461731493099122" calcext:value-type="float">
            <text:p>0.461731493099122</text:p>
          </table:table-cell>
          <table:table-cell office:value-type="float" office:value="0.464570230607967" calcext:value-type="float">
            <text:p>0.4645702306079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828418230563" calcext:value-type="float">
            <text:p>0.78284182305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14055636896047]</text:p>
          </table:table-cell>
          <table:table-cell office:value-type="string" calcext:value-type="string">
            <text:p>[20]</text:p>
          </table:table-cell>
          <table:table-cell office:value-type="float" office:value="0.514630552520627" calcext:value-type="float">
            <text:p>0.514630552520627</text:p>
          </table:table-cell>
          <table:table-cell office:value-type="float" office:value="0.492417405460884" calcext:value-type="float">
            <text:p>0.492417405460884</text:p>
          </table:table-cell>
          <table:table-cell office:value-type="float" office:value="0.761729547545969" calcext:value-type="float">
            <text:p>0.761729547545969</text:p>
          </table:table-cell>
          <table:table-cell office:value-type="float" office:value="0.401926426666297" calcext:value-type="float">
            <text:p>0.401926426666297</text:p>
          </table:table-cell>
          <table:table-cell office:value-type="float" office:value="0.402448830409357" calcext:value-type="float">
            <text:p>0.40244883040935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8388959171516" calcext:value-type="float">
            <text:p>0.78388959171516</text:p>
          </table:table-cell>
          <table:table-cell table:number-columns-repeated="5"/>
          <table:table-cell table:formula="of:=AVERAGE([.I2:.I16])" office:value-type="float" office:value="0.476752463654049" calcext:value-type="float">
            <text:p>0.476752463654049</text:p>
          </table:table-cell>
          <table:table-cell table:formula="of:=AVERAGE([.J2:.J16])" office:value-type="float" office:value="0.343744365345154" calcext:value-type="float">
            <text:p>0.343744365345154</text:p>
          </table:table-cell>
          <table:table-cell table:formula="of:=AVERAGE([.K2:.K16])" office:value-type="float" office:value="0.776997269775651" calcext:value-type="float">
            <text:p>0.776997269775651</text:p>
          </table:table-cell>
          <table:table-cell table:formula="of:=AVERAGE([.L2:.L16])" office:value-type="float" office:value="0.328263654375444" calcext:value-type="float">
            <text:p>0.328263654375444</text:p>
          </table:table-cell>
          <table:table-cell table:formula="of:=AVERAGE([.M2:.M16])" office:value-type="float" office:value="0.458004565119949" calcext:value-type="float">
            <text:p>0.458004565119949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597402597402597" calcext:value-type="float">
            <text:p>0.59740259740259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79781420765027" calcext:value-type="float">
            <text:p>0.87978142076502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0697526908644541" calcext:value-type="float">
            <text:p>0.069752690864454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Initial 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08:02:12.065883549</dc:date>
    <meta:editing-duration>PT4M</meta:editing-duration>
    <meta:editing-cycles>3</meta:editing-cycles>
    <meta:generator>LibreOffice/6.0.7.3$Linux_X86_64 LibreOffice_project/00m0$Build-3</meta:generator>
    <meta:document-statistic meta:table-count="1" meta:cell-count="221" meta:object-count="0"/>
  </office:meta>
</office:document-meta>
</file>